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2.2cm"/>
      <style:paragraph-properties style:writing-mode="tb-rl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.769cm" svg:height="1.75cm" svg:x="1.631cm" svg:y="3.65cm">
          <draw:text-box>
            <text:p>x[i]</text:p>
          </draw:text-box>
        </draw:frame>
        <draw:frame draw:style-name="gr1" draw:layer="layout" svg:width="4.2cm" svg:height="1.75cm" svg:x="11.2cm" svg:y="3.65cm">
          <draw:text-box>
            <text:p>y[i]=a・b・x[i]</text:p>
          </draw:text-box>
        </draw:frame>
        <draw:line draw:style-name="gr2" draw:text-style-name="P1" draw:layer="layout" svg:x1="3.3cm" svg:y1="4.7cm" svg:x2="4.5cm" svg:y2="4.7cm">
          <text:p/>
        </draw:line>
        <draw:line draw:style-name="gr2" draw:text-style-name="P1" draw:layer="layout" svg:x1="6.1cm" svg:y1="4.634cm" svg:x2="8.469cm" svg:y2="4.634cm">
          <text:p/>
        </draw:line>
        <draw:line draw:style-name="gr2" draw:text-style-name="P1" draw:layer="layout" svg:x1="2.1cm" svg:y1="4.7cm" svg:x2="3.3cm" svg:y2="4.7cm">
          <text:p/>
        </draw:line>
        <draw:line draw:style-name="gr2" draw:text-style-name="P1" draw:layer="layout" svg:x1="9.999cm" svg:y1="4.65cm" svg:x2="11.199cm" svg:y2="4.65cm">
          <text:p/>
        </draw:line>
        <draw:line draw:style-name="gr2" draw:text-style-name="P1" draw:layer="layout" svg:x1="11.3cm" svg:y1="4.7cm" svg:x2="14.6cm" svg:y2="4.7cm">
          <text:p/>
        </draw:line>
        <draw:custom-shape draw:style-name="gr3" draw:text-style-name="P1" draw:layer="layout" svg:width="8cm" svg:height="3.8cm" svg:x="3.3cm" svg:y="2.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6.4cm" svg:height="1.75cm" svg:x="6.1cm" svg:y="1.8cm">
          <draw:text-box>
            <text:p><text:span text:style-name="T1">H(z)</text:span>=a<text:span text:style-name="T1">・</text:span><text:span text:style-name="T1">b</text:span></text:p>
          </draw:text-box>
        </draw:frame>
        <draw:custom-shape draw:style-name="gr3" draw:text-style-name="P1" draw:layer="layout" svg:width="1.6cm" svg:height="1.5cm" draw:transform="rotate (-1.5707963267949) translate (6.05cm 3.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0.9cm" svg:height="0.933cm" svg:x="4.6cm" svg:y="4.2cm">
          <draw:text-box>
            <text:p>a</text:p>
          </draw:text-box>
        </draw:frame>
        <draw:custom-shape draw:style-name="gr3" draw:text-style-name="P1" draw:layer="layout" svg:width="1.6cm" svg:height="1.5cm" draw:transform="rotate (-1.5707963267949) translate (9.948cm 3.84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0.9cm" svg:height="0.933cm" svg:x="8.498cm" svg:y="4.199cm">
          <draw:text-box>
            <text:p>b</text:p>
          </draw:text-box>
        </draw:frame>
        <draw:frame draw:style-name="gr1" draw:layer="layout" svg:width="2.3cm" svg:height="1.75cm" svg:x="6.2cm" svg:y="3.7cm">
          <draw:text-box>
            <text:p>a・x[i]</text:p>
          </draw:text-box>
        </draw:frame>
        <draw:frame draw:style-name="gr1" draw:layer="layout" svg:width="1.769cm" svg:height="1.75cm" svg:x="4.031cm" svg:y="10.25cm">
          <draw:text-box>
            <text:p>x[i]</text:p>
          </draw:text-box>
        </draw:frame>
        <draw:frame draw:style-name="gr1" draw:layer="layout" svg:width="4.2cm" svg:height="1.75cm" svg:x="9.5cm" svg:y="10.05cm">
          <draw:text-box>
            <text:p>y[i]=a・b・x[i]</text:p>
          </draw:text-box>
        </draw:frame>
        <draw:line draw:style-name="gr2" draw:text-style-name="P1" draw:layer="layout" svg:x1="3.3cm" svg:y1="11.2cm" svg:x2="6.4cm" svg:y2="11.2cm">
          <text:p/>
        </draw:line>
        <draw:line draw:style-name="gr2" draw:text-style-name="P1" draw:layer="layout" svg:x1="9.6cm" svg:y1="11.1cm" svg:x2="12.9cm" svg:y2="11.1cm">
          <text:p/>
        </draw:line>
        <draw:custom-shape draw:style-name="gr3" draw:text-style-name="P1" draw:layer="layout" svg:width="2.65cm" svg:height="2.95cm" draw:transform="rotate (-1.5707963267949) translate (9.6cm 9.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layer="layout" svg:width="1.7cm" svg:height="0.933cm" svg:x="6.9cm" svg:y="10.6cm">
          <draw:text-box>
            <text:p>a・b</text:p>
          </draw:text-box>
        </draw:frame>
        <draw:frame draw:style-name="gr5" draw:text-style-name="P2" draw:layer="layout" svg:width="2.7cm" svg:height="1.6cm" svg:x="5.9cm" svg:y="7.2cm">
          <draw:text-box>
            <text:p text:style-name="P2"><text:span text:style-name="T2">=</text:span></text:p>
          </draw:text-box>
        </draw:frame>
        <draw:frame draw:style-name="gr6" draw:layer="layout" svg:width="6.7cm" svg:height="1.615cm" svg:x="8cm" svg:y="6.9cm">
          <draw:text-box>
            <text:p>上のブロック図は</text:p>
            <text:p>下のブロック図と同等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1T16:18:00</dc:date>
    <dc:creator>tokai </dc:creator>
    <meta:editing-duration>PT6M</meta:editing-duration>
    <meta:editing-cycles>5</meta:editing-cycles>
    <meta:generator>LibreOffice/3.5$Linux_x86 LibreOffice_project/350m1$Build-2</meta:generator>
    <meta:document-statistic meta:object-count="22"/>
  </office:meta>
</office:document-meta>
</file>